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dash" draw:stroke-dash="stroke-dash30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11" style:family="graphic" style:parent-style-name="standard">
      <style:graphic-properties draw:stroke="solid" svg:stroke-width="0.06cm" svg:stroke-color="#000000" draw:stroke-linejoin="miter" svg:stroke-linecap="square" draw:fill="none" fo:padding-top="0.03cm" fo:padding-bottom="0.03cm" fo:padding-left="0.03cm" fo:padding-right="0.03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7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T1" style:family="text">
      <style:text-properties fo:color="#000000" loext:opacity="100%" style:font-name="Arial" fo:font-size="14.3999996185303pt" fo:font-weight="bold" style:font-size-asian="14.3999996185303pt" style:font-weight-asian="bold" style:font-name-complex="Arial" style:font-size-complex="14.3999996185303pt" style:font-weight-complex="bold"/>
    </style:style>
    <style:style style:name="T2" style:family="text">
      <style:text-properties fo:color="#000000" loext:opacity="100%" style:font-name="MathematicaSans1" fo:font-size="13.6999998092651pt" fo:font-weight="bold" style:font-size-asian="13.6999998092651pt" style:font-weight-asian="bold" style:font-name-complex="MathematicaSans1" style:font-size-complex="13.6999998092651pt" style:font-weight-complex="bold"/>
    </style:style>
    <style:style style:name="T3" style:family="text">
      <style:text-properties fo:color="#000000" loext:opacity="100%" style:font-name="Arial" fo:font-size="10.1999998092651pt" fo:font-weight="bold" style:font-size-asian="10.1999998092651pt" style:font-weight-asian="bold" style:font-name-complex="Arial" style:font-size-complex="10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7.029cm" svg:height="3.621cm" svg:x="1.686cm" svg:y="0.324cm" svg:viewBox="0 0 7030 3622" draw:points="0,3622 2495,3104 3637,2587 4208,2070 5169,1553 5571,1034 5296,517 7030,0">
          <text:p/>
        </draw:polyline>
        <draw:polyline draw:style-name="gr2" draw:text-style-name="P1" draw:layer="layout" svg:width="3.297cm" svg:height="1.552cm" svg:x="3.166cm" svg:y="2.134cm" svg:viewBox="0 0 3298 1553" draw:points="0,1553 2242,1036 3298,519 3256,0">
          <text:p/>
        </draw:polyline>
        <draw:path draw:style-name="gr3" draw:text-style-name="P2" draw:layer="layout" svg:width="0.244cm" svg:height="0.243cm" svg:x="1.564cm" svg:y="3.823cm" svg:viewBox="0 0 245 244" svg:d="M245 122c0-33-13-64-36-87-22-22-53-35-86-35-32 0-63 13-86 35-24 23-37 54-37 87 0 32 13 63 37 87 23 23 54 35 86 35 33 0 64-12 86-35 23-24 36-55 36-87z">
          <text:p/>
        </draw:path>
        <draw:path draw:style-name="gr3" draw:text-style-name="P2" draw:layer="layout" svg:width="0.243cm" svg:height="0.244cm" svg:x="4.059cm" svg:y="3.305cm" svg:viewBox="0 0 244 245" svg:d="M244 122c0-32-12-63-35-86-24-23-55-36-88-36-32 0-63 13-86 36s-35 54-35 86c0 33 12 64 35 87 23 24 54 36 86 36 33 0 64-12 88-36 23-23 35-54 35-87z">
          <text:p/>
        </draw:path>
        <draw:path draw:style-name="gr3" draw:text-style-name="P2" draw:layer="layout" svg:width="0.244cm" svg:height="0.244cm" svg:x="5.2cm" svg:y="2.788cm" svg:viewBox="0 0 245 245" svg:d="M245 123c0-32-13-63-36-86s-54-37-86-37-63 14-86 37c-24 23-37 54-37 86s13 63 37 86c23 23 54 36 86 36s63-13 86-36 36-54 36-86z">
          <text:p/>
        </draw:path>
        <draw:path draw:style-name="gr3" draw:text-style-name="P2" draw:layer="layout" svg:width="0.244cm" svg:height="0.244cm" svg:x="5.771cm" svg:y="2.271cm" svg:viewBox="0 0 245 245" svg:d="M245 123c0-32-13-64-36-87s-55-36-87-36c-33 0-64 13-87 36-22 23-35 55-35 87s13 63 35 86c23 23 54 36 87 36 32 0 64-13 87-36s36-54 36-86z">
          <text:p/>
        </draw:path>
        <draw:path draw:style-name="gr3" draw:text-style-name="P2" draw:layer="layout" svg:width="0.243cm" svg:height="0.244cm" svg:x="6.733cm" svg:y="1.754cm" svg:viewBox="0 0 244 245" svg:d="M244 123c0-33-12-65-35-88-24-22-55-35-88-35-32 0-63 13-86 35-23 23-35 55-35 88 0 32 12 63 35 86s54 36 86 36c33 0 64-13 88-36 23-23 35-54 35-86z">
          <text:p/>
        </draw:path>
        <draw:path draw:style-name="gr3" draw:text-style-name="P2" draw:layer="layout" svg:width="0.244cm" svg:height="0.244cm" svg:x="7.134cm" svg:y="1.236cm" svg:viewBox="0 0 245 245" svg:d="M245 123c0-33-13-64-36-87s-54-36-86-36-63 13-86 36c-24 23-37 54-37 87s13 64 37 87c23 22 54 35 86 35s63-13 86-35c23-23 36-54 36-87z">
          <text:p/>
        </draw:path>
        <draw:path draw:style-name="gr3" draw:text-style-name="P2" draw:layer="layout" svg:width="0.244cm" svg:height="0.244cm" svg:x="6.859cm" svg:y="0.719cm" svg:viewBox="0 0 245 245" svg:d="M245 122c0-32-13-63-36-86-22-23-53-36-86-36-32 0-64 13-87 36s-36 54-36 86c0 33 13 64 36 87s55 36 87 36c33 0 64-13 86-36 23-23 36-54 36-87z">
          <text:p/>
        </draw:path>
        <draw:path draw:style-name="gr3" draw:text-style-name="P2" draw:layer="layout" svg:width="0.244cm" svg:height="0.244cm" svg:x="8.593cm" svg:y="0.202cm" svg:viewBox="0 0 245 245" svg:d="M245 122c0-33-13-64-36-86-23-23-54-36-86-36-33 0-64 13-87 36-24 22-36 53-36 86 0 32 12 64 36 87 23 23 54 36 87 36 32 0 63-13 86-36s36-55 36-87z">
          <text:p/>
        </draw:path>
        <draw:polygon draw:style-name="gr4" draw:text-style-name="P3" draw:layer="layout" svg:width="0.244cm" svg:height="0.244cm" svg:x="3.044cm" svg:y="3.564cm" svg:viewBox="0 0 245 245" draw:points="0,0 245,0 245,245 0,245">
          <text:p/>
        </draw:polygon>
        <draw:polygon draw:style-name="gr2" draw:text-style-name="P1" draw:layer="layout" svg:width="0.244cm" svg:height="0.244cm" svg:x="3.044cm" svg:y="3.564cm" svg:viewBox="0 0 245 245" draw:points="0,0 245,0 245,245 0,245">
          <text:p/>
        </draw:polygon>
        <draw:polygon draw:style-name="gr5" draw:text-style-name="P3" draw:layer="layout" svg:width="0.243cm" svg:height="0.244cm" svg:x="5.285cm" svg:y="3.047cm" svg:viewBox="0 0 244 245" draw:points="0,0 244,0 244,245 0,245">
          <text:p/>
        </draw:polygon>
        <draw:polygon draw:style-name="gr5" draw:text-style-name="P3" draw:layer="layout" svg:width="0.244cm" svg:height="0.243cm" svg:x="6.341cm" svg:y="2.53cm" svg:viewBox="0 0 245 244" draw:points="0,0 245,0 245,244 0,244">
          <text:p/>
        </draw:polygon>
        <draw:polygon draw:style-name="gr4" draw:text-style-name="P3" draw:layer="layout" svg:width="0.244cm" svg:height="0.244cm" svg:x="6.299cm" svg:y="2.012cm" svg:viewBox="0 0 245 245" draw:points="0,0 245,0 245,245 0,245">
          <text:p/>
        </draw:polygon>
        <draw:polygon draw:style-name="gr2" draw:text-style-name="P1" draw:layer="layout" svg:width="0.244cm" svg:height="0.244cm" svg:x="6.299cm" svg:y="2.012cm" svg:viewBox="0 0 245 245" draw:points="0,0 245,0 245,245 0,245">
          <text:p/>
        </draw:polygon>
        <draw:line draw:style-name="gr1" draw:text-style-name="P1" draw:layer="layout" svg:x1="2.226cm" svg:y1="0.715cm" svg:x2="2.683cm" svg:y2="0.715cm">
          <text:p/>
        </draw:line>
        <draw:path draw:style-name="gr3" draw:text-style-name="P2" draw:layer="layout" svg:width="0.245cm" svg:height="0.244cm" svg:x="2.332cm" svg:y="0.593cm" svg:viewBox="0 0 246 245" svg:d="M246 123c0-32-13-63-37-86-23-24-54-37-87-37-32 0-63 13-86 37-23 23-36 54-36 86 0 33 13 64 36 87s54 35 86 35c33 0 64-12 87-35 24-23 37-54 37-87z">
          <text:p/>
        </draw:path>
        <draw:line draw:style-name="gr2" draw:text-style-name="P1" draw:layer="layout" svg:x1="2.226cm" svg:y1="1.64cm" svg:x2="2.683cm" svg:y2="1.64cm">
          <text:p/>
        </draw:line>
        <draw:polygon draw:style-name="gr4" draw:text-style-name="P3" draw:layer="layout" svg:width="0.245cm" svg:height="0.244cm" svg:x="2.332cm" svg:y="1.518cm" svg:viewBox="0 0 246 245" draw:points="0,0 246,0 246,245 0,245">
          <text:p/>
        </draw:polygon>
        <draw:polygon draw:style-name="gr2" draw:text-style-name="P1" draw:layer="layout" svg:width="0.245cm" svg:height="0.244cm" svg:x="2.332cm" svg:y="1.518cm" svg:viewBox="0 0 246 245" draw:points="0,0 246,0 246,245 0,245">
          <text:p/>
        </draw:polygon>
        <draw:frame draw:style-name="gr6" draw:text-style-name="P5" draw:layer="layout" svg:width="1.221cm" svg:height="0.568cm" svg:x="2.963cm" svg:y="0.418cm">
          <draw:text-box>
            <text:p text:style-name="P4"><text:span text:style-name="T1">yrast</text:span></text:p>
          </draw:text-box>
        </draw:frame>
        <draw:line draw:style-name="gr1" draw:text-style-name="P1" draw:layer="layout" svg:x1="8.864cm" svg:y1="6.004cm" svg:x2="1.39cm" svg:y2="6.004cm">
          <text:p/>
        </draw:line>
        <draw:line draw:style-name="gr1" draw:text-style-name="P1" draw:layer="layout" svg:x1="1.39cm" svg:y1="6.004cm" svg:x2="1.39cm" svg:y2="0.025cm">
          <text:p/>
        </draw:line>
        <draw:line draw:style-name="gr1" draw:text-style-name="P1" draw:layer="layout" svg:x1="1.39cm" svg:y1="0.025cm" svg:x2="8.864cm" svg:y2="0.025cm">
          <text:p/>
        </draw:line>
        <draw:line draw:style-name="gr1" draw:text-style-name="P1" draw:layer="layout" svg:x1="8.864cm" svg:y1="0.025cm" svg:x2="8.864cm" svg:y2="6.004cm">
          <text:p/>
        </draw:line>
        <draw:line draw:style-name="gr7" draw:text-style-name="P1" draw:layer="layout" svg:x1="3.324cm" svg:y1="6.004cm" svg:x2="3.324cm" svg:y2="5.904cm">
          <text:p/>
        </draw:line>
        <draw:frame draw:style-name="gr6" draw:text-style-name="P5" draw:layer="layout" svg:width="1.323cm" svg:height="0.568cm" svg:x="2.963cm" svg:y="1.343cm">
          <draw:text-box>
            <text:p text:style-name="P4"><text:span text:style-name="T1">wobb</text:span></text:p>
          </draw:text-box>
        </draw:frame>
        <draw:line draw:style-name="gr7" draw:text-style-name="P1" draw:layer="layout" svg:x1="5.438cm" svg:y1="6.004cm" svg:x2="5.438cm" svg:y2="5.904cm">
          <text:p/>
        </draw:line>
        <draw:frame draw:style-name="gr6" draw:text-style-name="P5" draw:layer="layout" svg:width="0.709cm" svg:height="0.568cm" svg:x="2.972cm" svg:y="6.081cm">
          <draw:text-box>
            <text:p text:style-name="P4"><text:span text:style-name="T1">0.3</text:span></text:p>
          </draw:text-box>
        </draw:frame>
        <draw:line draw:style-name="gr7" draw:text-style-name="P1" draw:layer="layout" svg:x1="7.552cm" svg:y1="6.004cm" svg:x2="7.552cm" svg:y2="5.904cm">
          <text:p/>
        </draw:line>
        <draw:frame draw:style-name="gr6" draw:text-style-name="P5" draw:layer="layout" svg:width="0.709cm" svg:height="0.568cm" svg:x="5.086cm" svg:y="6.081cm">
          <draw:text-box>
            <text:p text:style-name="P4"><text:span text:style-name="T1">0.4</text:span></text:p>
          </draw:text-box>
        </draw:frame>
        <draw:line draw:style-name="gr7" draw:text-style-name="P1" draw:layer="layout" svg:x1="1.39cm" svg:y1="5.884cm" svg:x2="1.491cm" svg:y2="5.884cm">
          <text:p/>
        </draw:line>
        <draw:frame draw:style-name="gr6" draw:text-style-name="P5" draw:layer="layout" svg:width="0.709cm" svg:height="0.568cm" svg:x="7.199cm" svg:y="6.081cm">
          <draw:text-box>
            <text:p text:style-name="P4"><text:span text:style-name="T1">0.5</text:span></text:p>
          </draw:text-box>
        </draw:frame>
        <draw:line draw:style-name="gr7" draw:text-style-name="P1" draw:layer="layout" svg:x1="1.39cm" svg:y1="5.626cm" svg:x2="1.45cm" svg:y2="5.626cm">
          <text:p/>
        </draw:line>
        <draw:line draw:style-name="gr7" draw:text-style-name="P1" draw:layer="layout" svg:x1="1.39cm" svg:y1="5.367cm" svg:x2="1.45cm" svg:y2="5.367cm">
          <text:p/>
        </draw:line>
        <draw:line draw:style-name="gr7" draw:text-style-name="P1" draw:layer="layout" svg:x1="1.39cm" svg:y1="5.108cm" svg:x2="1.45cm" svg:y2="5.108cm">
          <text:p/>
        </draw:line>
        <draw:line draw:style-name="gr7" draw:text-style-name="P1" draw:layer="layout" svg:x1="1.39cm" svg:y1="4.85cm" svg:x2="1.45cm" svg:y2="4.85cm">
          <text:p/>
        </draw:line>
        <draw:line draw:style-name="gr7" draw:text-style-name="P1" draw:layer="layout" svg:x1="1.39cm" svg:y1="4.591cm" svg:x2="1.491cm" svg:y2="4.591cm">
          <text:p/>
        </draw:line>
        <draw:frame draw:style-name="gr6" draw:text-style-name="P5" draw:layer="layout" svg:width="0.507cm" svg:height="0.568cm" svg:x="1.032cm" svg:y="5.601cm">
          <draw:text-box>
            <text:p text:style-name="P4"><text:span text:style-name="T1">0</text:span></text:p>
          </draw:text-box>
        </draw:frame>
        <draw:line draw:style-name="gr7" draw:text-style-name="P1" draw:layer="layout" svg:x1="1.39cm" svg:y1="4.333cm" svg:x2="1.45cm" svg:y2="4.333cm">
          <text:p/>
        </draw:line>
        <draw:line draw:style-name="gr7" draw:text-style-name="P1" draw:layer="layout" svg:x1="1.39cm" svg:y1="4.074cm" svg:x2="1.45cm" svg:y2="4.074cm">
          <text:p/>
        </draw:line>
        <draw:line draw:style-name="gr7" draw:text-style-name="P1" draw:layer="layout" svg:x1="1.39cm" svg:y1="3.815cm" svg:x2="1.45cm" svg:y2="3.815cm">
          <text:p/>
        </draw:line>
        <draw:line draw:style-name="gr7" draw:text-style-name="P1" draw:layer="layout" svg:x1="1.39cm" svg:y1="3.557cm" svg:x2="1.45cm" svg:y2="3.557cm">
          <text:p/>
        </draw:line>
        <draw:line draw:style-name="gr7" draw:text-style-name="P1" draw:layer="layout" svg:x1="1.39cm" svg:y1="3.298cm" svg:x2="1.491cm" svg:y2="3.298cm">
          <text:p/>
        </draw:line>
        <draw:frame draw:style-name="gr6" draw:text-style-name="P5" draw:layer="layout" svg:width="0.507cm" svg:height="0.568cm" svg:x="1.032cm" svg:y="4.308cm">
          <draw:text-box>
            <text:p text:style-name="P4"><text:span text:style-name="T1">5</text:span></text:p>
          </draw:text-box>
        </draw:frame>
        <draw:line draw:style-name="gr7" draw:text-style-name="P1" draw:layer="layout" svg:x1="1.39cm" svg:y1="3.039cm" svg:x2="1.45cm" svg:y2="3.039cm">
          <text:p/>
        </draw:line>
        <draw:line draw:style-name="gr7" draw:text-style-name="P1" draw:layer="layout" svg:x1="1.39cm" svg:y1="2.781cm" svg:x2="1.45cm" svg:y2="2.781cm">
          <text:p/>
        </draw:line>
        <draw:line draw:style-name="gr7" draw:text-style-name="P1" draw:layer="layout" svg:x1="1.39cm" svg:y1="2.522cm" svg:x2="1.45cm" svg:y2="2.522cm">
          <text:p/>
        </draw:line>
        <draw:line draw:style-name="gr7" draw:text-style-name="P1" draw:layer="layout" svg:x1="1.39cm" svg:y1="2.264cm" svg:x2="1.45cm" svg:y2="2.264cm">
          <text:p/>
        </draw:line>
        <draw:line draw:style-name="gr7" draw:text-style-name="P1" draw:layer="layout" svg:x1="1.39cm" svg:y1="2.005cm" svg:x2="1.491cm" svg:y2="2.005cm">
          <text:p/>
        </draw:line>
        <draw:frame draw:style-name="gr6" draw:text-style-name="P5" draw:layer="layout" svg:width="0.569cm" svg:height="0.568cm" svg:x="0.75cm" svg:y="3.015cm">
          <draw:text-box>
            <text:p text:style-name="P4"><text:span text:style-name="T1">10</text:span></text:p>
          </draw:text-box>
        </draw:frame>
        <draw:line draw:style-name="gr7" draw:text-style-name="P1" draw:layer="layout" svg:x1="1.39cm" svg:y1="1.746cm" svg:x2="1.45cm" svg:y2="1.746cm">
          <text:p/>
        </draw:line>
        <draw:line draw:style-name="gr7" draw:text-style-name="P1" draw:layer="layout" svg:x1="1.39cm" svg:y1="1.488cm" svg:x2="1.45cm" svg:y2="1.488cm">
          <text:p/>
        </draw:line>
        <draw:line draw:style-name="gr7" draw:text-style-name="P1" draw:layer="layout" svg:x1="1.39cm" svg:y1="1.229cm" svg:x2="1.45cm" svg:y2="1.229cm">
          <text:p/>
        </draw:line>
        <draw:line draw:style-name="gr7" draw:text-style-name="P1" draw:layer="layout" svg:x1="1.39cm" svg:y1="0.97cm" svg:x2="1.45cm" svg:y2="0.97cm">
          <text:p/>
        </draw:line>
        <draw:line draw:style-name="gr7" draw:text-style-name="P1" draw:layer="layout" svg:x1="1.39cm" svg:y1="0.712cm" svg:x2="1.491cm" svg:y2="0.712cm">
          <text:p/>
        </draw:line>
        <draw:frame draw:style-name="gr6" draw:text-style-name="P5" draw:layer="layout" svg:width="0.569cm" svg:height="0.568cm" svg:x="0.75cm" svg:y="1.722cm">
          <draw:text-box>
            <text:p text:style-name="P4"><text:span text:style-name="T1">15</text:span></text:p>
          </draw:text-box>
        </draw:frame>
        <draw:line draw:style-name="gr7" draw:text-style-name="P1" draw:layer="layout" svg:x1="1.39cm" svg:y1="0.453cm" svg:x2="1.45cm" svg:y2="0.453cm">
          <text:p/>
        </draw:line>
        <draw:line draw:style-name="gr7" draw:text-style-name="P1" draw:layer="layout" svg:x1="1.39cm" svg:y1="0.194cm" svg:x2="1.45cm" svg:y2="0.194cm">
          <text:p/>
        </draw:line>
        <draw:frame draw:style-name="gr6" draw:text-style-name="P5" draw:layer="layout" svg:width="0.569cm" svg:height="0.568cm" svg:x="0.75cm" svg:y="0.429cm">
          <draw:text-box>
            <text:p text:style-name="P4"><text:span text:style-name="T1">20</text:span></text:p>
          </draw:text-box>
        </draw:frame>
        <draw:frame draw:style-name="gr8" draw:text-style-name="P6" draw:layer="layout" svg:width="0.482cm" svg:height="0.482cm" svg:x="3.915cm" svg:y="6.844cm">
          <draw:text-box>
            <text:p text:style-name="P4"><text:span text:style-name="T2">ω</text:span></text:p>
          </draw:text-box>
        </draw:frame>
        <draw:frame draw:style-name="gr9" draw:text-style-name="P7" draw:layer="layout" svg:width="0.48cm" svg:height="0.403cm" svg:x="4.34cm" svg:y="6.945cm">
          <draw:text-box>
            <text:p text:style-name="P4"><text:span text:style-name="T3">rot</text:span></text:p>
          </draw:text-box>
        </draw:frame>
        <draw:frame draw:style-name="gr8" draw:text-style-name="P6" draw:layer="layout" svg:width="0.482cm" svg:height="0.482cm" svg:x="4.974cm" svg:y="6.844cm">
          <draw:text-box>
            <text:p text:style-name="P4"><text:span text:style-name="T2">[</text:span></text:p>
          </draw:text-box>
        </draw:frame>
        <draw:frame draw:style-name="gr6" draw:text-style-name="P5" draw:layer="layout" svg:width="1.048cm" svg:height="0.568cm" svg:x="5.135cm" svg:y="6.718cm">
          <draw:text-box>
            <text:p text:style-name="P4"><text:span text:style-name="T1">MeV</text:span></text:p>
          </draw:text-box>
        </draw:frame>
        <draw:frame draw:style-name="gr8" draw:text-style-name="P6" draw:layer="layout" svg:width="0.482cm" svg:height="0.482cm" svg:x="6.179cm" svg:y="6.844cm">
          <draw:text-box>
            <text:p text:style-name="P4"><text:span text:style-name="T2">]</text:span></text:p>
          </draw:text-box>
        </draw:frame>
        <draw:frame draw:style-name="gr6" draw:text-style-name="P5" draw:layer="layout" svg:width="0.507cm" svg:height="0.568cm" draw:transform="rotate (1.5707963267949) translate (0.1cm 3.467cm)">
          <draw:text-box>
            <text:p text:style-name="P4"><text:span text:style-name="T1">I</text:span></text:p>
          </draw:text-box>
        </draw:frame>
        <draw:line draw:style-name="gr10" draw:text-style-name="P1" draw:layer="layout" svg:x1="1.487cm" svg:y1="4.462cm" svg:x2="8.79cm" svg:y2="4.462cm">
          <text:p/>
        </draw:line>
        <draw:frame draw:style-name="gr8" draw:text-style-name="P6" draw:layer="layout" svg:width="0.51cm" svg:height="0.482cm" draw:transform="rotate (1.5707963267949) translate (0.225cm 3.185cm)">
          <draw:text-box>
            <text:p text:style-name="P4"><text:span text:style-name="T2">[ℏ]</text:span></text:p>
          </draw:text-box>
        </draw:frame>
        <draw:frame draw:style-name="gr9" draw:text-style-name="P7" draw:layer="layout" svg:width="0.599cm" svg:height="0.403cm" svg:x="2.642cm" svg:y="4.917cm">
          <draw:text-box>
            <text:p text:style-name="P4"><text:span text:style-name="T3">133</text:span></text:p>
          </draw:text-box>
        </draw:frame>
        <draw:polygon draw:style-name="gr11" draw:text-style-name="P1" draw:layer="layout" svg:width="1.499cm" svg:height="0.935cm" svg:x="2.509cm" svg:y="4.819cm" svg:viewBox="0 0 1500 936" draw:points="0,0 1500,0 1500,936 0,936">
          <text:p/>
        </draw:polygon>
        <draw:frame draw:style-name="gr6" draw:text-style-name="P5" draw:layer="layout" svg:width="0.595cm" svg:height="0.568cm" svg:x="3.256cm" svg:y="5.021cm">
          <draw:text-box>
            <text:p text:style-name="P4"><text:span text:style-name="T1">L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0" draw:style="rect" draw:dots1="1" draw:dots1-length="0.025cm" draw:dots2="1" draw:dots2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4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5T11:34:49.290382614</dc:date>
    <meta:editing-duration>PT47S</meta:editing-duration>
    <meta:editing-cycles>1</meta:editing-cycles>
    <meta:generator>LibreOffice/7.3.2.2$MacOSX_AARCH64 LibreOffice_project/49f2b1bff42cfccbd8f788c8dc32c1c309559be0</meta:generator>
    <meta:document-statistic meta:object-count="72"/>
  </office:meta>
</office:document-meta>
</file>